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ro1" style:family="table-row">
      <style:table-row-properties style:row-height="5.001cm" fo:break-before="auto" style:use-optimal-row-height="false"/>
    </style:style>
    <style:style style:name="ro2" style:family="table-row">
      <style:table-row-properties style:row-height="6.8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8e86ae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ff38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77bc65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oadma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Beta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Epsil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sign/Art</text:p>
          </table:table-cell>
          <table:table-cell table:style-name="ce9" office:value-type="string" calcext:value-type="string">
            <text:p>- three basic maps drawn</text:p>
            <text:p>(finish NPC houses)</text:p>
            <text:p>- assets for basic maps drawn</text:p>
            <text:p>- Base Sprite for all NPCs</text:p>
            <text:p>- Basic SpriteSheet for Protag</text:p>
          </table:table-cell>
          <table:table-cell office:value-type="string" calcext:value-type="string">
            <text:p>- complete basic sprite sheets</text:p>
            <text:p>  for all NPCs</text:p>
            <text:p>- different crops for farming</text:p>
            <text:p>- improved SpriteSheet for </text:p>
            <text:p>  Protag</text:p>
            <text:p>- interior design of all houses</text:p>
            <text:p>- first interior design of tower</text:p>
            <text:p>- close up faces for dialogu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meplay</text:p>
          </table:table-cell>
          <table:table-cell office:value-type="string" calcext:value-type="string">
            <text:p>- walk around with working</text:p>
            <text:p>  camera</text:p>
            <text:p>- switch between maps</text:p>
            <text:p>- working entrance to tower</text:p>
            <text:p>- be able to interact with NPCs</text:p>
          </table:table-cell>
          <table:table-cell office:value-type="string" calcext:value-type="string">
            <text:p>- NPCs have basic behaviour</text:p>
            <text:p>- basic attack action</text:p>
            <text:p>- first basic monster encounter</text:p>
            <text:p>- different levels for tower that</text:p>
            <text:p>  Are accessable 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I/UX</text:p>
          </table:table-cell>
          <table:table-cell office:value-type="string" calcext:value-type="string">
            <text:p>- basic skill tree</text:p>
            <text:p>- basic bar for items/health/etc</text:p>
            <text:p>- basic inventory</text:p>
          </table:table-cell>
          <table:table-cell office:value-type="string" calcext:value-type="string">
            <text:p>- switch between items in bar</text:p>
            <text:p>- include skill points that you</text:p>
            <text:p>  can spend</text:p>
            <text:p>- xp bar</text:p>
            <text:p>- display for stat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ory</text:p>
          </table:table-cell>
          <table:table-cell office:value-type="string" calcext:value-type="string">
            <text:p>- basic backstory for all NPCs</text:p>
            <text:p>  (one paragraph for each)</text:p>
            <text:p>- write down short version of</text:p>
            <text:p>  Story (one paragraph)</text:p>
            <text:p>- write backstory for protag</text:p>
            <text:p>  (one paragraph)</text:p>
          </table:table-cell>
          <table:table-cell office:value-type="string" calcext:value-type="string">
            <text:p>- expand on course of the </text:p>
            <text:p>  Stor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nd/Music</text:p>
          </table:table-cell>
          <table:table-cell office:value-type="string" calcext:value-type="string">
            <text:p><text:s/>-x-</text:p>
          </table:table-cell>
          <table:table-cell office:value-type="string" calcext:value-type="string">
            <text:p>- include sound effects</text:p>
            <text:p>  (walking, attacking, text</text:p>
            <text:p>   Scrolling, etc…)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timization</text:p>
          </table:table-cell>
          <table:table-cell office:value-type="string" calcext:value-type="string">
            <text:p>-x-</text:p>
          </table:table-cell>
          <table:table-cell office:value-type="string" calcext:value-type="string">
            <text:p>- optimize animations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.00.0000</text:date>, <text:time style:data-style-name="N2" text:time-value="10:45:38.0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2:43:08.190000000</meta:creation-date>
    <dc:date>2021-12-12T11:01:24.478000000</dc:date>
    <meta:editing-duration>PT40M52S</meta:editing-duration>
    <meta:editing-cycles>4</meta:editing-cycles>
    <meta:generator>LibreOffice/7.0.4.2$Windows_X86_64 LibreOffice_project/dcf040e67528d9187c66b2379df5ea4407429775</meta:generator>
    <meta:document-statistic meta:table-count="1" meta:cell-count="24" meta:object-count="0"/>
  </office:meta>
</office:document-meta>
</file>